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SSE</text:p>
          </table:table-cell>
          <table:table-cell/>
        </table:table-row>
        <table:table-row table:style-name="ro1">
          <table:table-cell office:value-type="string" calcext:value-type="string">
            <text:p>base_ma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oulder_mass</text:p>
          </table:table-cell>
          <table:table-cell office:value-type="float" office:value="7.778" calcext:value-type="float">
            <text:p>7.778</text:p>
          </table:table-cell>
        </table:table-row>
        <table:table-row table:style-name="ro1">
          <table:table-cell office:value-type="string" calcext:value-type="string">
            <text:p>upper_arm_mass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string" calcext:value-type="string">
            <text:p>forearm_mass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wrist_1_mass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wrist_2_mass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wrist_3_mass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NSTANTEN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3.14159265" calcext:value-type="float">
            <text:p>3.141592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URCHMESSER</text:p>
          </table:table-cell>
          <table:table-cell/>
        </table:table-row>
        <table:table-row table:style-name="ro1">
          <table:table-cell office:value-type="string" calcext:value-type="string">
            <text:p>ur10_d1</text:p>
          </table:table-cell>
          <table:table-cell office:value-type="float" office:value="0.1273" calcext:value-type="float">
            <text:p>0.1273</text:p>
          </table:table-cell>
        </table:table-row>
        <table:table-row table:style-name="ro1">
          <table:table-cell office:value-type="string" calcext:value-type="string">
            <text:p>ur10_a2</text:p>
          </table:table-cell>
          <table:table-cell office:value-type="float" office:value="-0.612" calcext:value-type="float">
            <text:p>-0.612</text:p>
          </table:table-cell>
        </table:table-row>
        <table:table-row table:style-name="ro1">
          <table:table-cell office:value-type="string" calcext:value-type="string">
            <text:p>ur10_a3</text:p>
          </table:table-cell>
          <table:table-cell office:value-type="float" office:value="-0.5723" calcext:value-type="float">
            <text:p>-0.5723</text:p>
          </table:table-cell>
        </table:table-row>
        <table:table-row table:style-name="ro1">
          <table:table-cell office:value-type="string" calcext:value-type="string">
            <text:p>ur10_d4</text:p>
          </table:table-cell>
          <table:table-cell office:value-type="float" office:value="0.163941" calcext:value-type="float">
            <text:p>0.163941</text:p>
          </table:table-cell>
        </table:table-row>
        <table:table-row table:style-name="ro1">
          <table:table-cell office:value-type="string" calcext:value-type="string">
            <text:p>ur10_d5</text:p>
          </table:table-cell>
          <table:table-cell office:value-type="float" office:value="0.1157" calcext:value-type="float">
            <text:p>0.1157</text:p>
          </table:table-cell>
        </table:table-row>
        <table:table-row table:style-name="ro1">
          <table:table-cell office:value-type="string" calcext:value-type="string">
            <text:p>ur10_d6</text:p>
          </table:table-cell>
          <table:table-cell office:value-type="float" office:value="0.0922" calcext:value-type="float">
            <text:p>0.09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SETS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1" office:value-type="string" calcext:value-type="string">
            <text:p>base_link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B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xx</text:p>
          </table:table-cell>
          <table:table-cell table:formula="of:=0.0833333*[.B31]*(3*[.B32]*[.B32] +[.B33]*[.B33])" office:value-type="float" office:value="0.0061063308908" calcext:value-type="float">
            <text:p>0.0061063309</text:p>
          </table:table-cell>
        </table:table-row>
        <table:table-row table:style-name="ro1">
          <table:table-cell office:value-type="string" calcext:value-type="string">
            <text:p>i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0.0833333*[.B31]*(3*[.B32]*[.B32]+[.B33]*[.B33])" office:value-type="float" office:value="0.0061063308908" calcext:value-type="float">
            <text:p>0.0061063309</text:p>
          </table:table-cell>
        </table:table-row>
        <table:table-row table:style-name="ro1">
          <table:table-cell office:value-type="string" calcext:value-type="string">
            <text:p>iy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0.5*[.B31]*[.B32]*[.B32]" office:value-type="float" office:value="0.01125" calcext:value-type="float">
            <text:p>0.0112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shoulder_link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B3]" office:value-type="float" office:value="7.778" calcext:value-type="float">
            <text:p>7.778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xx</text:p>
          </table:table-cell>
          <table:table-cell table:formula="of:=0.0833333*[.B45]*(3*[.B46]*[.B46] +[.B47]*[.B47])" office:value-type="float" office:value="0.0314743125769366" calcext:value-type="float">
            <text:p>0.0314743126</text:p>
          </table:table-cell>
        </table:table-row>
        <table:table-row table:style-name="ro1">
          <table:table-cell office:value-type="string" calcext:value-type="string">
            <text:p>i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0.0833333*[.B45]*(3*[.B46]*[.B46]+[.B47]*[.B47])" office:value-type="float" office:value="0.0314743125769366" calcext:value-type="float">
            <text:p>0.0314743126</text:p>
          </table:table-cell>
        </table:table-row>
        <table:table-row table:style-name="ro1">
          <table:table-cell office:value-type="string" calcext:value-type="string">
            <text:p>iy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0.5*[.B45]*[.B46]*[.B46]" office:value-type="float" office:value="0.021875625" calcext:value-type="float">
            <text:p>0.0218756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shoulder_link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B4]" office:value-type="float" office:value="12.93" calcext:value-type="float">
            <text:p>12.93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xx</text:p>
          </table:table-cell>
          <table:table-cell table:formula="of:=0.0833333*[.B58]*(3*[.B59]*[.B59] +[.B60]*[.B60])" office:value-type="float" office:value="0.421753803798411" calcext:value-type="float">
            <text:p>0.4217538038</text:p>
          </table:table-cell>
        </table:table-row>
        <table:table-row table:style-name="ro1">
          <table:table-cell office:value-type="string" calcext:value-type="string">
            <text:p>i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0.0833333*[.B58]*(3*[.B59]*[.B59]+[.B60]*[.B60])" office:value-type="float" office:value="0.421753803798411" calcext:value-type="float">
            <text:p>0.4217538038</text:p>
          </table:table-cell>
        </table:table-row>
        <table:table-row table:style-name="ro1">
          <table:table-cell office:value-type="string" calcext:value-type="string">
            <text:p>iy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0.5*[.B58]*[.B59]*[.B59]" office:value-type="float" office:value="0.036365625" calcext:value-type="float">
            <text:p>0.0363656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orearm_link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B5]"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5723" calcext:value-type="float">
            <text:p>0.57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xx</text:p>
          </table:table-cell>
          <table:table-cell table:formula="of:=0.0833333*[.B70]*(3*[.B71]*[.B71] +[.B72]*[.B72])" office:value-type="float" office:value="0.111069694097105" calcext:value-type="float">
            <text:p>0.1110696941</text:p>
          </table:table-cell>
        </table:table-row>
        <table:table-row table:style-name="ro1">
          <table:table-cell office:value-type="string" calcext:value-type="string">
            <text:p>i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0.0833333*[.B70]*(3*[.B71]*[.B71]+[.B72]*[.B72])" office:value-type="float" office:value="0.111069694097105" calcext:value-type="float">
            <text:p>0.1110696941</text:p>
          </table:table-cell>
        </table:table-row>
        <table:table-row table:style-name="ro1">
          <table:table-cell office:value-type="string" calcext:value-type="string">
            <text:p>iy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0.5*[.B70]*[.B71]*[.B71]" office:value-type="float" office:value="0.010884375" calcext:value-type="float">
            <text:p>0.0108843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wrist1_link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B6]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xx</text:p>
          </table:table-cell>
          <table:table-cell table:formula="of:=0.0833333*[.B82]*(3*[.B83]*[.B83] +[.B84]*[.B84])" office:value-type="float" office:value="0.0051082479567" calcext:value-type="float">
            <text:p>0.005108248</text:p>
          </table:table-cell>
        </table:table-row>
        <table:table-row table:style-name="ro1">
          <table:table-cell office:value-type="string" calcext:value-type="string">
            <text:p>i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0.0833333*[.B82]*(3*[.B83]*[.B83]+[.B84]*[.B84])" office:value-type="float" office:value="0.0051082479567" calcext:value-type="float">
            <text:p>0.005108248</text:p>
          </table:table-cell>
        </table:table-row>
        <table:table-row table:style-name="ro1">
          <table:table-cell office:value-type="string" calcext:value-type="string">
            <text:p>iy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0.5*[.B82]*[.B83]*[.B83]" office:value-type="float" office:value="0.0055125" calcext:value-type="float">
            <text:p>0.00551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wrist2_link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B7]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xx</text:p>
          </table:table-cell>
          <table:table-cell table:formula="of:=0.0833333*[.B94]*(3*[.B95]*[.B95] +[.B96]*[.B96])" office:value-type="float" office:value="0.0051082479567" calcext:value-type="float">
            <text:p>0.005108248</text:p>
          </table:table-cell>
        </table:table-row>
        <table:table-row table:style-name="ro1">
          <table:table-cell office:value-type="string" calcext:value-type="string">
            <text:p>i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0.0833333*[.B94]*(3*[.B95]*[.B95]+[.B96]*[.B96])" office:value-type="float" office:value="0.0051082479567" calcext:value-type="float">
            <text:p>0.005108248</text:p>
          </table:table-cell>
        </table:table-row>
        <table:table-row table:style-name="ro1">
          <table:table-cell office:value-type="string" calcext:value-type="string">
            <text:p>iy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0.5*[.B94]*[.B95]*[.B95]" office:value-type="float" office:value="0.0055125" calcext:value-type="float">
            <text:p>0.00551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wrist3_link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B8]"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xx</text:p>
          </table:table-cell>
          <table:table-cell table:formula="of:=0.0833333*[.B107]*(3*[.B108]*[.B108] +[.B109]*[.B109])" office:value-type="float" office:value="0.000526462289415" calcext:value-type="float">
            <text:p>0.0005264623</text:p>
          </table:table-cell>
        </table:table-row>
        <table:table-row table:style-name="ro1">
          <table:table-cell office:value-type="string" calcext:value-type="string">
            <text:p>i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0.0833333*[.B107]*(3*[.B108]*[.B108]+[.B109]*[.B109])" office:value-type="float" office:value="0.000526462289415" calcext:value-type="float">
            <text:p>0.0005264623</text:p>
          </table:table-cell>
        </table:table-row>
        <table:table-row table:style-name="ro1">
          <table:table-cell office:value-type="string" calcext:value-type="string">
            <text:p>iy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0.5*[.B107]*[.B108]*[.B108]" office:value-type="float" office:value="0.000568125" calcext:value-type="float">
            <text:p>0.00056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 style:data-style-name="N2" text:time-value="10:56:38.753170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5:15:09.500661560</meta:creation-date>
    <dc:date>2018-11-25T10:57:02.129670471</dc:date>
    <meta:editing-duration>PT56M45S</meta:editing-duration>
    <meta:editing-cycles>7</meta:editing-cycles>
    <meta:generator>LibreOffice/5.1.6.2$Linux_X86_64 LibreOffice_project/10m0$Build-2</meta:generator>
    <meta:document-statistic meta:table-count="1" meta:cell-count="165" meta:object-count="0"/>
  </office:meta>
</office:document-meta>
</file>